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1667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5pt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</style:style>
    <style:style style:name="P4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officeooo:paragraph-rsid="00106cb7"/>
    </style:style>
    <style:style style:name="P5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officeooo:paragraph-rsid="00141f28"/>
    </style:style>
    <style:style style:name="P6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officeooo:paragraph-rsid="00172b90"/>
    </style:style>
    <style:style style:name="P7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officeooo:paragraph-rsid="001a3407"/>
    </style:style>
    <style:style style:name="P8" style:family="paragraph" style:parent-style-name="Standard" style:master-pag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Arial" fo:font-size="26pt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normal" officeooo:paragraph-rsid="00106cb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normal" officeooo:paragraph-rsid="001490d9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normal" officeooo:paragraph-rsid="001a11c8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bold" officeooo:paragraph-rsid="00106cb7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274f0" officeooo:paragraph-rsid="001274f0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paragraph-rsid="00106cb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paragraph-rsid="001490d9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paragraph-rsid="001a11c8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41f28" officeooo:paragraph-rsid="00141f28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490d9" officeooo:paragraph-rsid="001490d9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59e4f" officeooo:paragraph-rsid="00159e4f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72b90" officeooo:paragraph-rsid="00172b90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85e54" officeooo:paragraph-rsid="00185e54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85e54" officeooo:paragraph-rsid="00106cb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a11c8" officeooo:paragraph-rsid="001a11c8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a3407" officeooo:paragraph-rsid="001a340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a991f" officeooo:paragraph-rsid="001a991f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c268b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c268b" officeooo:paragraph-rsid="001c268b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e1775" officeooo:paragraph-rsid="001e1775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rsid="001f4d8d" officeooo:paragraph-rsid="001f4d8d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3" style:family="paragraph" style:parent-style-name="Standard" style:list-style-name="L1">
      <style:paragraph-properties fo:margin-top="0in" fo:margin-bottom="0.0693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normal" officeooo:paragraph-rsid="0015feba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top="0in" fo:margin-bottom="0.0693in" style:contextual-spacing="false" fo:line-height="115%" fo:text-align="start" style:justify-single-word="false" style:writing-mode="lr-tb"/>
      <style:text-properties fo:color="#000000" style:text-line-through-style="none" style:font-name="Arial" fo:font-size="13pt" fo:font-style="normal" style:text-underline-style="none" fo:font-weight="normal" officeooo:paragraph-rsid="0015feba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.2665in" style:auto-text-indent="false" fo:break-before="auto" fo:break-after="auto" style:writing-mode="lr-tb"/>
      <style:text-properties fo:color="#000000" style:text-line-through-style="none" style:font-name="Arial" fo:font-size="13pt" fo:font-style="normal" style:text-underline-style="none" fo:font-weight="normal" officeooo:paragraph-rsid="00106cb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0693in" style:contextual-spacing="false" fo:line-height="115%" fo:text-align="start" style:justify-single-word="false" fo:text-indent="0.2665in" style:auto-text-indent="false" style:writing-mode="lr-tb"/>
      <style:text-properties fo:color="#000000" style:text-line-through-style="none" style:font-name="Arial" fo:font-size="13pt" fo:font-style="normal" style:text-underline-style="none" fo:font-weight="normal" officeooo:paragraph-rsid="00106cb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37" style:family="paragraph" style:parent-style-name="Table_20_Contents">
      <style:text-properties officeooo:rsid="0010de28" officeooo:paragraph-rsid="0010de28"/>
    </style:style>
    <style:style style:name="P38" style:family="paragraph" style:parent-style-name="Table_20_Contents">
      <style:text-properties officeooo:rsid="00106cb7" officeooo:paragraph-rsid="00106cb7"/>
    </style:style>
    <style:style style:name="P39" style:family="paragraph" style:parent-style-name="Table_20_Contents">
      <style:text-properties officeooo:rsid="00110609" officeooo:paragraph-rsid="00110609"/>
    </style:style>
    <style:style style:name="P40" style:family="paragraph" style:parent-style-name="Table_20_Contents">
      <style:text-properties officeooo:rsid="00116cf2" officeooo:paragraph-rsid="00116cf2"/>
    </style:style>
    <style:style style:name="T1" style:family="text">
      <style:text-properties fo:color="#000000" style:text-line-through-style="none" style:font-name="Arial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" style:family="text">
      <style:text-properties fo:color="#000000" style:text-line-through-style="none" style:font-name="Arial" fo:font-size="13pt" fo:font-style="normal" style:text-underline-style="none" fo:font-weight="normal" officeooo:rsid="00106cb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color="#000000" style:text-line-through-style="none" style:font-name="Arial" fo:font-size="13pt" fo:font-style="normal" style:text-underline-style="none" fo:font-weight="normal" officeooo:rsid="00141f28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" style:family="text">
      <style:text-properties fo:color="#000000" style:text-line-through-style="none" style:font-name="Arial" fo:font-size="13pt" fo:font-style="normal" style:text-underline-style="none" fo:font-weight="normal" officeooo:rsid="00172b90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color="#000000" style:text-line-through-style="none" style:font-name="Arial" fo:font-size="13pt" fo:font-style="normal" style:text-underline-style="none" fo:font-weight="normal" officeooo:rsid="00185e54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color="#000000" style:text-line-through-style="none" style:font-name="Arial" fo:font-size="13pt" fo:font-style="normal" style:text-underline-style="none" fo:font-weight="normal" officeooo:rsid="001a3407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" style:family="text">
      <style:text-properties fo:color="#000000" style:text-line-through-style="none" style:font-name="Arial" fo:font-size="13pt" fo:font-style="normal" style:text-underline-style="none" fo:font-weight="normal" officeooo:rsid="001a991f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officeooo:rsid="002049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dterm Exam Review</text:p>
      <text:p text:style-name="P1"><text:span text:style-name="T1">Spring</text:span><text:span text:style-name="T1"> 2013</text:span></text:p>
      <text:p text:style-name="P2">Architecture</text:p>
      <text:p text:style-name="P9">1. What is the difference between an HTTP GET request and a POST request?</text:p>
      <text:p text:style-name="P15">CHECK</text:p>
      <text:p text:style-name="P15">An HTTP GET is for requesting a web page and for short parameters that are encoded at the end of the url. <text:s/>In contrast a POST is for submitting forms or data to a server. <text:s/>The data is not encoded in the url but sent in the body of the POST.</text:p>
      <text:p text:style-name="P15"/>
      <text:p text:style-name="P1"><text:span text:style-name="T1">You</text:span><text:span text:style-name="T1"> </text:span><text:span text:style-name="T1">see</text:span><text:span text:style-name="T1"> </text:span><text:span text:style-name="T1">a</text:span><text:span text:style-name="T1"> </text:span><text:span text:style-name="T1">link</text:span><text:span text:style-name="T1"> </text:span><text:span text:style-name="T1">in</text:span><text:span text:style-name="T1"> </text:span><text:span text:style-name="T1">an</text:span><text:span text:style-name="T1"> </text:span><text:span text:style-name="T1">interface</text:span><text:span text:style-name="T1"> </text:span><text:span text:style-name="T1">whose</text:span><text:span text:style-name="T1"> </text:span><text:span text:style-name="T1">markup</text:span><text:span text:style-name="T1"> </text:span><text:span text:style-name="T1">is</text:span><text:span text:style-name="T1"> </text:span><text:span text:style-name="T1">as</text:span><text:span text:style-name="T1"> </text:span><text:span text:style-name="T1">follows</text:span><text:span text:style-name="T1">:</text:span></text:p>
      <text:p text:style-name="P1"><text:span text:style-name="T1">&lt;</text:span><text:span text:style-name="T1">a</text:span><text:span text:style-name="T1"> </text:span><text:span text:style-name="T1">href</text:span><text:span text:style-name="T1">="</text:span><text:span text:style-name="T1">images</text:span><text:span text:style-name="T1">/</text:span><text:span text:style-name="T1">new</text:span><text:span text:style-name="T1">?</text:span><text:span text:style-name="T1">request</text:span><text:span text:style-name="T1">_</text:span><text:span text:style-name="T1">type</text:span><text:span text:style-name="T1">=</text:span><text:span text:style-name="T1">PUT</text:span><text:span text:style-name="T1">" </text:span><text:span text:style-name="T1">method</text:span><text:span text:style-name="T1">="</text:span><text:span text:style-name="T1">POST</text:span><text:span text:style-name="T1">"&gt;</text:span><text:span text:style-name="T1">create</text:span><text:span text:style-name="T1"> </text:span><text:span text:style-name="T1">a</text:span><text:span text:style-name="T1"> </text:span><text:span text:style-name="T1">new</text:span><text:span text:style-name="T1"> </text:span><text:span text:style-name="T1">image</text:span><text:span text:style-name="T1">&lt;/</text:span><text:span text:style-name="T1">a</text:span><text:span text:style-name="T1">&gt;</text:span></text:p>
      <text:p text:style-name="P10">2. Is the target URL relative or absolute?</text:p>
      <text:p text:style-name="P15">Relative ~ the url is relative to the server</text:p>
      <text:p text:style-name="P17"/>
      <text:p text:style-name="P17">3. What is the difference between an absolute and relative URL?</text:p>
      <text:p text:style-name="P15">An absolute url contains the entire reference to a server and the path on the server. <text:s/>A relative url omits the reference to the server.</text:p>
      <text:p text:style-name="P17"/>
      <text:p text:style-name="P17">4. If you clicked on this link, what kind of request would your browser generate? (which HTTP method?) Assume no JavaScript modifies the behavior of the link.</text:p>
      <text:p text:style-name="P17"/>
      <text:p text:style-name="P20">CHECK</text:p>
      <text:p text:style-name="P5"><text:span text:style-name="T3">It would be a </text:span><text:span text:style-name="T6">POST</text:span><text:span text:style-name="T3">.</text:span></text:p>
      <text:p text:style-name="P17"/>
      <text:p text:style-name="P17">5. Is there a query string? What is it?</text:p>
      <text:p text:style-name="P20">Yes, it is: “request_type=PUT”</text:p>
      <text:p text:style-name="P17"/>
      <text:p text:style-name="P17">6. What is lacking from the link declaration that would otherwise enhance accessibility?</text:p>
      <text:p text:style-name="P17"><text:soft-page-break/></text:p>
      <text:p text:style-name="P21">A title attribute to detail what the link does. <text:s/></text:p>
      <text:p text:style-name="P17"/>
      <text:p text:style-name="P9">7. What are the roles of the model, view and controller in most typical Web applications? (One sentence for each.)</text:p>
      <text:p text:style-name="P16"/>
      <text:p text:style-name="P21">The model is where all the data is stored.</text:p>
      <text:p text:style-name="P21"/>
      <text:p text:style-name="P21">The view is what describes what the user sees.</text:p>
      <text:p text:style-name="P21"/>
      <text:p text:style-name="P21">The controller describes the interaction between the views and models.</text:p>
      <text:p text:style-name="P16"/>
      <text:p text:style-name="P21">CHECK</text:p>
      <text:p text:style-name="P21"/>
      <text:p text:style-name="P1"><text:span text:style-name="T1">Given</text:span><text:span text:style-name="T1"> </text:span><text:span text:style-name="T1">the</text:span><text:span text:style-name="T1"> </text:span><text:span text:style-name="T1">following</text:span><text:span text:style-name="T1"> </text:span><text:span text:style-name="T1">HTTP</text:span><text:span text:style-name="T1"> </text:span><text:span text:style-name="T1">response</text:span><text:span text:style-name="T1"> </text:span><text:span text:style-name="T1">header</text:span><text:span text:style-name="T1">:</text:span></text:p>
      <text:p text:style-name="P11">HTTP/1.1 304 </text:p>
      <text:p text:style-name="P18">Not Modified Date: Wed, 09 Mar 2011 16:43:33 GMT </text:p>
      <text:p text:style-name="P18">Server: Apache </text:p>
      <text:p text:style-name="P18">Connection: Keep-Alive </text:p>
      <text:p text:style-name="P18">Keep-Alive: timeout=2, max=100 </text:p>
      <text:p text:style-name="P18">Etag: "110e412f-7df-49e0f6a106500" </text:p>
      <text:p text:style-name="P18">Vary: Accept-Encoding</text:p>
      <text:p text:style-name="P9">8. Would an HTTP response that begins like that usually contain a body? Why or why not?</text:p>
      <text:p text:style-name="P16"/>
      <text:p text:style-name="P22">It would not contain a body because the status “304” means that the page has not been modified. <text:s/>The documentation specifies that a 304 response must not contain a body as well.</text:p>
      <text:p text:style-name="P16"/>
      <text:p text:style-name="P2">Ruby</text:p>
      <text:p text:style-name="P1"><text:soft-page-break/><text:span text:style-name="T1">9. </text:span><text:span text:style-name="T1">Write</text:span><text:span text:style-name="T1"> </text:span><text:span text:style-name="T1">a</text:span><text:span text:style-name="T1"> </text:span><text:span text:style-name="T1">Ruby</text:span><text:span text:style-name="T1"> </text:span><text:span text:style-name="T1">class</text:span><text:span text:style-name="T1"> </text:span><text:span text:style-name="T1">definition</text:span><text:span text:style-name="T1"> </text:span><text:span text:style-name="T1">that</text:span><text:span text:style-name="T1"> </text:span><text:span text:style-name="T1">meets</text:span><text:span text:style-name="T1"> </text:span><text:span text:style-name="T1">the</text:span><text:span text:style-name="T1"> </text:span><text:span text:style-name="T1">following</text:span><text:span text:style-name="T1"> </text:span><text:span text:style-name="T1">criteria</text:span><text:span text:style-name="T1">:</text:span></text:p>
      <text:list xml:id="list7525314209814916413" text:style-name="L1">
        <text:list-item>
          <text:p text:style-name="P33">class is called Engine </text:p>
        </text:list-item>
        <text:list-item>
          <text:p text:style-name="P34">class has publicly accessible attributes horsepower, volume, and cylinder_count </text:p>
        </text:list-item>
        <text:list-item>
          <text:p text:style-name="P34">upon instantiation, an object of this class has a member variable, a String, called noise, whose initial value is "VROOOM" (that's three O's). </text:p>
        </text:list-item>
        <text:list-item>
          <text:p text:style-name="P34">class has an instance method called go() that prints the value of the instance variable noise 100 times </text:p>
        </text:list-item>
        <text:list-item>
          <text:p text:style-name="P34">class has an instance method called reverse() that prints the value of the instance variable noise backwards </text:p>
        </text:list-item>
        <text:list-item>
          <text:p text:style-name="P34">class has a static/class method called manufacture(), which takes one string argument and returns an Engine instance whose noise attribute is "putt-putt-putt" </text:p>
        </text:list-item>
      </text:list>
      <text:p text:style-name="P17"/>
      <text:p text:style-name="P17">10. Imagine an Engine instance hemi, which, when the following method is called:</text:p>
      <text:p text:style-name="P17">hemi.respond_to?("to_s") returns true. What is missing from your class definition in order for this example to be accurate? </text:p>
      <text:p text:style-name="P17"/>
      <text:p text:style-name="P23">Nothing actually. <text:s/>It works just fine. </text:p>
      <text:p text:style-name="P17"/>
      <text:p text:style-name="P17">11. What object-oriented feature does the respond_to?() method illustrate? (eg, "inheritance, composition, …")</text:p>
      <text:p text:style-name="P6"><text:span text:style-name="T4">inheritance because the ruby Object class implements the respond_to? method and all classes are child classes of </text:span><text:span text:style-name="T5">the Object class</text:span></text:p>
      <text:p text:style-name="P17"/>
      <text:p text:style-name="P17">12. According to Ruby conventions, what character is usually at the end of methods that return boolean values?</text:p>
      <text:p text:style-name="P17"/>
      <text:p text:style-name="P24">Question mark</text:p>
      <text:p text:style-name="P17"/>
      <text:p text:style-name="P17"><text:soft-page-break/>13. According to Ruby conventions, what is the difference between pairs of methods like do_this and do_this! (notice the bang) ?</text:p>
      <text:p text:style-name="P17"/>
      <text:p text:style-name="P24">The bang indicates that the method modifies the object it is called on whereas the non-bang method usually returns a copy of the object. <text:s/></text:p>
      <text:p text:style-name="P17"/>
      <text:p text:style-name="P17">14. Briefly explain Ruby's type system. What is it (by name)? What does it mean?</text:p>
      <text:p text:style-name="P17"/>
      <text:p text:style-name="P24">Ruby has a dynamic type system which means that the type checking is performed at run time. Also variables do not have a specific type and can refer to any object. <text:s/></text:p>
      <text:p text:style-name="P17"/>
      <text:p text:style-name="P17">15. What type of Ruby object does the following expression yield? %w( master rails and then try another framework you'll never go back)</text:p>
      <text:p text:style-name="P17"/>
      <text:p text:style-name="P24">an array. <text:s/></text:p>
      <text:p text:style-name="P17"/>
      <text:p text:style-name="P17">16. Given an array of strings called @happy_places, would these two snippets of code do the same thing?</text:p>
      <text:p text:style-name="P4"><text:span text:style-name="T1">@happy_places.each do |happy_place</text:span><text:span text:style-name="T2">| </text:span></text:p>
      <text:p text:style-name="P4"><text:span text:style-name="T2">p</text:span><text:span text:style-name="T1">uts happy_place </text:span></text:p>
      <text:p text:style-name="P17">end </text:p>
      <text:p text:style-name="P17">and </text:p>
      <text:p text:style-name="P17">@happy_places.each {|hp| puts hp}</text:p>
      <text:p text:style-name="P17"/>
      <text:p text:style-name="P24">yes they would</text:p>
      <text:p text:style-name="P17"/>
      <text:p text:style-name="P17">17. Given a function that needs to return a value to its caller, does the function need an explicit return statement? If so, explain why. If not, then what can you always expect a Ruby function to return?</text:p>
      <text:p text:style-name="P24">No, either a return value or nil. <text:s/></text:p>
      <text:p text:style-name="P25"/>
      <text:p text:style-name="P2"><text:soft-page-break/>Rails</text:p>
      <text:p text:style-name="P12">18. Which component of the MVC stack does ActiveRecord embody?</text:p>
      <text:p text:style-name="P26">Model</text:p>
      <text:p text:style-name="P19"/>
      <text:p text:style-name="P19">19. The Rails convention maps HTTP methods to certain controller methods, and those methods usually involve specific CRUD operations on models. Given the following CRUD database methods: create, read, update, and delete and the following HTTP methods: GET, PUT, POST, DELETE and the following controller actions: index, new, create, edit, update, destroy</text:p>
      <text:p text:style-name="P17">Complete the following table.<text:lin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HTTP method</text:p>
          </table:table-cell>
          <table:table-cell table:style-name="Table1.A1" office:value-type="string">
            <text:p text:style-name="P14">controller action</text:p>
          </table:table-cell>
          <table:table-cell table:style-name="Table1.C1" office:value-type="string">
            <text:p text:style-name="P14">CRUD operation</text:p>
          </table:table-cell>
        </table:table-row>
        <table:table-row>
          <table:table-cell table:style-name="Table1.A2" office:value-type="string">
            <text:p text:style-name="P37">GET /&lt;model&gt;</text:p>
          </table:table-cell>
          <table:table-cell table:style-name="Table1.A2" office:value-type="string">
            <text:p text:style-name="P38">Index</text:p>
          </table:table-cell>
          <table:table-cell table:style-name="Table1.C2" office:value-type="string">
            <text:p text:style-name="P37">Read list of all relevant resources</text:p>
          </table:table-cell>
        </table:table-row>
        <table:table-row>
          <table:table-cell table:style-name="Table1.A2" office:value-type="string">
            <text:p text:style-name="P37">GET /&lt;model&gt;/new</text:p>
          </table:table-cell>
          <table:table-cell table:style-name="Table1.A2" office:value-type="string">
            <text:p text:style-name="P38">new</text:p>
          </table:table-cell>
          <table:table-cell table:style-name="Table1.C2" office:value-type="string">
            <text:p text:style-name="P37">N/A just returns a form to the client</text:p>
          </table:table-cell>
        </table:table-row>
        <table:table-row>
          <table:table-cell table:style-name="Table1.A2" office:value-type="string">
            <text:p text:style-name="P37">POST /&lt;model&gt;</text:p>
          </table:table-cell>
          <table:table-cell table:style-name="Table1.A2" office:value-type="string">
            <text:p text:style-name="P38">Create</text:p>
          </table:table-cell>
          <table:table-cell table:style-name="Table1.C2" office:value-type="string">
            <text:p text:style-name="P37">Create a new resource from the client data</text:p>
          </table:table-cell>
        </table:table-row>
        <table:table-row>
          <table:table-cell table:style-name="Table1.A2" office:value-type="string">
            <text:p text:style-name="P37">GET /&lt;model&gt;/&lt;id&gt;/edit</text:p>
          </table:table-cell>
          <table:table-cell table:style-name="Table1.A2" office:value-type="string">
            <text:p text:style-name="P38">edit</text:p>
          </table:table-cell>
          <table:table-cell table:style-name="Table1.C2" office:value-type="string">
            <text:p text:style-name="P37">N/A just returns a form to edit</text:p>
          </table:table-cell>
        </table:table-row>
        <table:table-row>
          <table:table-cell table:style-name="Table1.A2" office:value-type="string">
            <text:p text:style-name="P37">PUT /&lt;model&gt;/&lt;id&gt;</text:p>
          </table:table-cell>
          <table:table-cell table:style-name="Table1.A2" office:value-type="string">
            <text:p text:style-name="P38">update</text:p>
          </table:table-cell>
          <table:table-cell table:style-name="Table1.C2" office:value-type="string">
            <text:p text:style-name="P37">Update an existing resource with the id</text:p>
          </table:table-cell>
        </table:table-row>
        <table:table-row>
          <table:table-cell table:style-name="Table1.A2" office:value-type="string">
            <text:p text:style-name="P37">DELETE /&lt;model&gt;/&lt;id&gt;</text:p>
          </table:table-cell>
          <table:table-cell table:style-name="Table1.A2" office:value-type="string">
            <text:p text:style-name="P37">destroy</text:p>
          </table:table-cell>
          <table:table-cell table:style-name="Table1.C2" office:value-type="string">
            <text:p text:style-name="P39">Destroy the resource with the id</text:p>
          </table:table-cell>
        </table:table-row>
        <table:table-row>
          <table:table-cell table:style-name="Table1.A2" office:value-type="string">
            <text:p text:style-name="P40">GET /&lt;model&gt;/&lt;id&gt;</text:p>
          </table:table-cell>
          <table:table-cell table:style-name="Table1.A2" office:value-type="string">
            <text:p text:style-name="P40">show</text:p>
          </table:table-cell>
          <table:table-cell table:style-name="Table1.C2" office:value-type="string">
            <text:p text:style-name="P40">Read the resource with the given id</text:p>
          </table:table-cell>
        </table:table-row>
      </table:table>
      <text:p text:style-name="P17"/>
      <text:p text:style-name="P13"><text:s/></text:p>
      <text:p text:style-name="P10">20. Since browsers don't natively support real PUT or DELETE requests, how does Rails get around this to simulate RESTful behavior?</text:p>
      <text:p text:style-name="P27">Rails hides an input called “_method” that holds the virtual request type. <text:s/></text:p>
      <text:p text:style-name="P17"/>
      <text:p text:style-name="P17">21. What are the three standard Rails environments? Name them, and explain their purpose.</text:p>
      <text:p text:style-name="P17"/>
      <text:p text:style-name="P7"><text:span text:style-name="T6">Development –</text:span><text:span text:style-name="T7"> for new coding and features</text:span></text:p>
      <text:p text:style-name="P7"><text:soft-page-break/><text:span text:style-name="T6">testing –</text:span><text:span text:style-name="T7"> for testing the web app in a predictable environment </text:span></text:p>
      <text:p text:style-name="P7"><text:span text:style-name="T6">production –</text:span><text:span text:style-name="T7"> for actual deployment </text:span></text:p>
      <text:p text:style-name="P17"/>
      <text:p text:style-name="P17">22. Usually, Rails controllers incorporate plural nouns, such as ProtestsController and RevolutionsController. In what case should a controller have a singular name like GeocodingController?</text:p>
      <text:p text:style-name="P28"/>
      <text:p text:style-name="P30">If the relevant model contains only a single object or if the plural of a noun is the same as the singular noun. </text:p>
      <text:p text:style-name="P28"/>
      <text:p text:style-name="P17">23. What is a Rails "helper method" and when should they be defined and used by you, the developer?</text:p>
      <text:p text:style-name="P17"/>
      <text:p text:style-name="P30">A helper method is a method containing extra logic that the view can use to minimize the amount of code inside the view template. <text:s/>For example if you want a method to format dates </text:p>
      <text:p text:style-name="P9"/>
      <text:p text:style-name="P3"><text:span text:style-name="T1">Assume</text:span><text:span text:style-name="T1"> </text:span><text:span text:style-name="T1">you</text:span><text:span text:style-name="T1"> </text:span><text:span text:style-name="T1">have</text:span><text:span text:style-name="T1"> </text:span><text:span text:style-name="T1">a</text:span><text:span text:style-name="T1"> </text:span><text:span text:style-name="T1">RockStar</text:span><text:span text:style-name="T1"> </text:span><text:span text:style-name="T1">AR</text:span><text:span text:style-name="T1"> </text:span><text:span text:style-name="T1">class</text:span><text:span text:style-name="T1"> </text:span><text:span text:style-name="T1">that</text:span><text:span text:style-name="T1"> </text:span><text:span text:style-name="T1">has</text:span><text:span text:style-name="T1">_</text:span><text:span text:style-name="T1">many</text:span><text:span text:style-name="T1"> :</text:span><text:span text:style-name="T1">fans</text:span><text:span text:style-name="T1">, </text:span><text:span text:style-name="T1">and</text:span><text:span text:style-name="T1"> </text:span><text:span text:style-name="T1">a</text:span><text:span text:style-name="T1"> </text:span><text:span text:style-name="T1">Fan</text:span><text:span text:style-name="T1"> </text:span><text:span text:style-name="T1">class</text:span><text:span text:style-name="T1"> </text:span><text:span text:style-name="T1">that</text:span><text:span text:style-name="T1"> </text:span><text:span text:style-name="T1">belongs</text:span><text:span text:style-name="T1">_</text:span><text:span text:style-name="T1">to</text:span><text:span text:style-name="T1"> :</text:span><text:span text:style-name="T1">rock</text:span><text:span text:style-name="T1">_</text:span><text:span text:style-name="T1">star</text:span><text:span text:style-name="T1">.</text:span></text:p>
      <text:p text:style-name="P9">24. What attribute must be present on which table, in order for AR to infer the proper foreign key/relationship?</text:p>
      <text:p text:style-name="P29"/>
      <text:p text:style-name="P31">The Fan class must have a RockStar_id attribute for the relationship to work.</text:p>
      <text:p text:style-name="P29"/>
      <text:p text:style-name="P1"><text:span text:style-name="T1">Assume</text:span><text:span text:style-name="T1"> </text:span><text:span text:style-name="T1">a</text:span><text:span text:style-name="T1"> </text:span><text:span text:style-name="T1">GET</text:span><text:span text:style-name="T1"> </text:span><text:span text:style-name="T1">request</text:span><text:span text:style-name="T1"> </text:span><text:span text:style-name="T1">is</text:span><text:span text:style-name="T1"> </text:span><text:span text:style-name="T1">sent</text:span><text:span text:style-name="T1"> </text:span><text:span text:style-name="T1">to</text:span><text:span text:style-name="T1"> </text:span><text:span text:style-name="T1">the</text:span><text:span text:style-name="T1"> </text:span><text:span text:style-name="T1">RockStarsController</text:span><text:span text:style-name="T1">#</text:span><text:span text:style-name="T1">index</text:span><text:span text:style-name="T1"> </text:span><text:span text:style-name="T1">action</text:span><text:span text:style-name="T1">, </text:span><text:span text:style-name="T1">which</text:span><text:span text:style-name="T1"> </text:span><text:span text:style-name="T1">contains</text:span><text:span text:style-name="T1"> </text:span><text:span text:style-name="T1">a</text:span><text:span text:style-name="T1"> </text:span><text:span text:style-name="T1">finder</text:span><text:span text:style-name="T1"> </text:span><text:span text:style-name="T1">method</text:span><text:span text:style-name="T1"> </text:span><text:span text:style-name="T1">call</text:span><text:span text:style-name="T1"> @</text:span><text:span text:style-name="T1">rockstars</text:span><text:span text:style-name="T1"> = </text:span><text:span text:style-name="T1">RockStar</text:span><text:span text:style-name="T1">.</text:span><text:span text:style-name="T1">all</text:span><text:span text:style-name="T1">. </text:span><text:span text:style-name="T1">Assume</text:span><text:span text:style-name="T1"> </text:span><text:span text:style-name="T1">the</text:span><text:span text:style-name="T1"> </text:span><text:span text:style-name="T1">view</text:span><text:span text:style-name="T1"> </text:span><text:span text:style-name="T1">app</text:span><text:span text:style-name="T1">/</text:span><text:span text:style-name="T1">views</text:span><text:span text:style-name="T1">/</text:span><text:span text:style-name="T1">rock</text:span><text:span text:style-name="T1">_</text:span><text:span text:style-name="T1">stars</text:span><text:span text:style-name="T1">/</text:span><text:span text:style-name="T1">index</text:span><text:span text:style-name="T1">.</text:span><text:span text:style-name="T1">html</text:span><text:span text:style-name="T1">.</text:span><text:span text:style-name="T1">haml</text:span><text:span text:style-name="T1"> </text:span><text:span text:style-name="T1">displays</text:span><text:span text:style-name="T1"> </text:span><text:span text:style-name="T1">the</text:span><text:span text:style-name="T1"> </text:span><text:span text:style-name="T1">name</text:span><text:span text:style-name="T1"> </text:span><text:span text:style-name="T1">of</text:span><text:span text:style-name="T1"> </text:span><text:span text:style-name="T1">each</text:span><text:span text:style-name="T1"> </text:span><text:span text:style-name="T1">RockStar</text:span><text:span text:style-name="T1"> </text:span><text:span text:style-name="T1">and</text:span><text:span text:style-name="T1"> </text:span><text:span text:style-name="T1">each</text:span><text:span text:style-name="T1"> </text:span><text:span text:style-name="T1">RockStar</text:span><text:span text:style-name="T1"> </text:span><text:span text:style-name="T1">instance</text:span><text:span text:style-name="T1">'</text:span><text:span text:style-name="T1">s</text:span><text:span text:style-name="T1"> </text:span><text:span text:style-name="T1">fans</text:span><text:span text:style-name="T1"> </text:span><text:span text:style-name="T1">like</text:span><text:span text:style-name="T1"> </text:span><text:span text:style-name="T1">so</text:span><text:span text:style-name="T1">:</text:span></text:p>
      <text:p text:style-name="P1"><text:span text:style-name="T1">- @</text:span><text:span text:style-name="T1">rockstars</text:span><text:span text:style-name="T1">.</text:span><text:span text:style-name="T1">each</text:span><text:span text:style-name="T1"> </text:span><text:span text:style-name="T1">do</text:span><text:span text:style-name="T1"> |</text:span><text:span text:style-name="T1">r</text:span><text:span text:style-name="T1">|</text:span></text:p>
      <text:p text:style-name="P1"><text:span text:style-name="T1">%</text:span><text:span text:style-name="T1">h</text:span><text:span text:style-name="T1">1= </text:span><text:span text:style-name="T1">r</text:span><text:span text:style-name="T1">.</text:span><text:span text:style-name="T1">name</text:span></text:p>
      <text:p text:style-name="P1"><text:span text:style-name="T1">- </text:span><text:span text:style-name="T1">r</text:span><text:span text:style-name="T1">.</text:span><text:span text:style-name="T1">fans</text:span><text:span text:style-name="T1">.</text:span><text:span text:style-name="T1">each</text:span><text:span text:style-name="T1"> </text:span><text:span text:style-name="T1">do</text:span><text:span text:style-name="T1"> |</text:span><text:span text:style-name="T1">f</text:span><text:span text:style-name="T1">|</text:span></text:p>
      <text:p text:style-name="P35">%p= f.name </text:p>
      <text:p text:style-name="P36"><text:soft-page-break/></text:p>
      <text:p text:style-name="P36"/>
      <text:p text:style-name="P4"><text:span text:style-name="T1">If</text:span><text:span text:style-name="T1"> you were tailing the log of your application during the rendering of the response, you would notice tons of database queries.</text:span></text:p>
      <text:p text:style-name="P9">25. Are all of those queries ok? If so, explain why. If not, explain how you would reduce the number of database queries (without hand-rolling your own SQL query).</text:p>
      <text:p text:style-name="P16"/>
      <text:p text:style-name="P31">For each of the rockstars, the r.fans.each function call needs to search the fans table for all fans that have a RockStar_id matching the “r” object's id. <text:s/></text:p>
      <text:p text:style-name="P31"/>
      <text:p text:style-name="P32">These queries are fine if the database is performing fast enough. <text:s/>If not, you could reduce the number of queries by using a helper method to pre-query the database so that the database is only searched once for all the associ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400m0$Build-2</meta:generator>
    <dc:title/>
    <meta:initial-creator/>
    <dc:creator>Andrew DeMaria</dc:creator>
    <meta:editing-cycles>14</meta:editing-cycles>
    <dc:date>2013-03-25T10:23:50</dc:date>
    <meta:editing-duration>PT4H17M31S</meta:editing-duration>
    <meta:document-statistic meta:table-count="1" meta:image-count="0" meta:object-count="0" meta:page-count="7" meta:paragraph-count="116" meta:word-count="1258" meta:character-count="7558" meta:non-whitespace-character-count="6372"/>
  </office:meta>
</office:document-meta>
</file>